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448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125cm"/>
    </style:style>
    <style:style style:name="co12" style:family="table-column">
      <style:table-column-properties fo:break-before="auto" style:column-width="0.894cm"/>
    </style:style>
    <style:style style:name="co13" style:family="table-column">
      <style:table-column-properties fo:break-before="auto" style:column-width="0.644cm"/>
    </style:style>
    <style:style style:name="co14" style:family="table-column">
      <style:table-column-properties fo:break-before="auto" style:column-width="1.0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Flights">
      <style:table-properties table:display="true" style:writing-mode="lr-tb"/>
    </style:style>
    <style:style style:name="ta2" style:family="table" style:master-page-name="PageStyle_5f_Crew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NPCs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Fligh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6" table:default-cell-style-name="Default"/>
        <table:table-column table:style-name="co10" table:number-columns-repeated="768" table:default-cell-style-name="Default"/>
        <table:table-row table:style-name="ro1">
          <table:table-cell office:value-type="string">
            <text:p>Feri*</text:p>
          </table:table-cell>
          <table:table-cell table:style-name="ce1" office:value-type="float" office:value="2005">
            <text:p>2005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i</text:p>
          </table:table-cell>
          <table:table-cell table:style-name="ce1" office:value-type="float" office:value="5">
            <text:p>5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Dest</text:p>
          </table:table-cell>
          <table:table-cell table:style-name="ce2" office:value-type="string">
            <text:p>He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X</text:p>
          </table:table-cell>
          <table:table-cell table:style-name="ce2" office:value-type="string">
            <text:p>TL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CR</text:p>
          </table:table-cell>
          <table:table-cell table:style-name="ce2" office:value-type="string">
            <text:p>Remarks</text:p>
          </table:table-cell>
          <table:table-cell table:style-name="ce2" office:value-type="string">
            <text:p>WTN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Alell</text:p>
          </table:table-cell>
          <table:table-cell table:style-name="ce3" office:value-type="float" office:value="1706">
            <text:p>1706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eck`s World</text:p>
          </table:table-cell>
          <table:table-cell table:style-name="ce3" office:value-type="float" office:value="2204">
            <text:p>2204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oughene</text:p>
          </table:table-cell>
          <table:table-cell table:style-name="ce3" office:value-type="float" office:value="1904">
            <text:p>1904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Fl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nom</text:p>
          </table:table-cell>
          <table:table-cell table:style-name="ce3" office:value-type="float" office:value="1811">
            <text:p>1811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Va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nomn</text:p>
          </table:table-cell>
          <table:table-cell table:style-name="ce3" office:value-type="float" office:value="1912">
            <text:p>1912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g Ni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jinni</text:p>
          </table:table-cell>
          <table:table-cell table:style-name="ce3" office:value-type="float" office:value="2111">
            <text:p>2111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Ba Eo In</text:p>
          </table:table-cell>
          <table:table-cell table:style-name="ce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FATE</text:p>
          </table:table-cell>
          <table:table-cell table:style-name="ce3" office:value-type="float" office:value="1705">
            <text:p>1705</text:p>
          </table:table-cell>
          <table:table-cell table:style-name="ce3"/>
          <table:table-cell table:style-name="ce3" office:value-type="string">
            <text:p>W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Hi In</text:p>
          </table:table-cell>
          <table:table-cell table:style-name="ce3" office:value-type="float" office:value="5.5">
            <text:p>5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merald</text:p>
          </table:table-cell>
          <table:table-cell table:style-name="ce3" office:value-type="float" office:value="1006">
            <text:p>1006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OPE</text:p>
          </table:table-cell>
          <table:table-cell table:style-name="ce3" office:value-type="float" office:value="2205">
            <text:p>2205</text:p>
          </table:table-cell>
          <table:table-cell table:style-name="ce3" table:number-columns-repeated="2"/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Hi Ic In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salin</text:p>
          </table:table-cell>
          <table:table-cell table:style-name="ce3" office:value-type="float" office:value="1004">
            <text:p>1004</text:p>
          </table:table-cell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o 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xtolay</text:p>
          </table:table-cell>
          <table:table-cell table:style-name="ce3" office:value-type="float" office:value="1711">
            <text:p>1711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Forboldn</text:p>
          </table:table-cell>
          <table:table-cell table:style-name="ce3" office:value-type="float" office:value="1808">
            <text:p>1808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Ni Ri</text:p>
          </table:table-cell>
          <table:table-cell table:style-name="ce3"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Hefry</text:p>
          </table:table-cell>
          <table:table-cell table:style-name="ce3" office:value-type="float" office:value="1909">
            <text:p>1909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Va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Jenghe</text:p>
          </table:table-cell>
          <table:table-cell table:style-name="ce3" office:value-type="float" office:value="1810">
            <text:p>1810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JEWELL</text:p>
          </table:table-cell>
          <table:table-cell table:style-name="ce3" office:value-type="float" office:value="1106">
            <text:p>1106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string">
            <text:p>Hi In Cp</text:p>
          </table:table-cell>
          <table:table-cell table:style-name="ce3" office:value-type="float" office:value="5.5">
            <text:p>5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orbes</text:p>
          </table:table-cell>
          <table:table-cell table:style-name="ce3" office:value-type="float" office:value="1807">
            <text:p>1807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UZY</text:p>
          </table:table-cell>
          <table:table-cell table:style-name="ce3" office:value-type="float" office:value="1604">
            <text:p>1604</text:p>
          </table:table-cell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?</text:p>
          </table:table-cell>
          <table:table-cell table:style-name="ce3" office:value-type="string">
            <text:p>Hi In Po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ysen</text:p>
          </table:table-cell>
          <table:table-cell table:style-name="ce3" office:value-type="float" office:value="1307">
            <text:p>1307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NORB</text:p>
          </table:table-cell>
          <table:table-cell table:style-name="ce3" office:value-type="float" office:value="1803">
            <text:p>1803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Hi Po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ongo</text:p>
          </table:table-cell>
          <table:table-cell table:style-name="ce3" office:value-type="float" office:value="1204">
            <text:p>1204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 Ri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Nakege</text:p>
          </table:table-cell>
          <table:table-cell table:style-name="ce3" office:value-type="float" office:value="1305">
            <text:p>1305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?</text:p>
          </table:table-cell>
          <table:table-cell table:style-name="ce3" office:value-type="string">
            <text:p>Eo 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ixie</text:p>
          </table:table-cell>
          <table:table-cell table:style-name="ce3" office:value-type="float" office:value="1903">
            <text:p>1903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o Ni Va</text:p>
          </table:table-cell>
          <table:table-cell table:style-name="ce3"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scias</text:p>
          </table:table-cell>
          <table:table-cell table:style-name="ce3" office:value-type="float" office:value="2106">
            <text:p>2106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</text:p>
          </table:table-cell>
          <table:table-cell table:style-name="ce3" office:value-type="float" office:value="-0.5">
            <text:p>-0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egina</text:p>
          </table:table-cell>
          <table:table-cell table:style-name="ce3" office:value-type="float" office:value="1910">
            <text:p>1910</text:p>
          </table:table-cell>
          <table:table-cell table:style-name="ce3" table:number-columns-repeated="2"/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string">
            <text:p>Ri Cp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OUP*</text:p>
          </table:table-cell>
          <table:table-cell table:style-name="ce3" office:value-type="float" office:value="2007">
            <text:p>2007</text:p>
          </table:table-cell>
          <table:table-cell table:style-name="ce3" office:value-type="string">
            <text:p>A</text:p>
          </table:table-cell>
          <table:table-cell table:style-name="ce3" office:value-type="string">
            <text:p>X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Hi In Wa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uby</text:p>
          </table:table-cell>
          <table:table-cell table:style-name="ce3" office:value-type="float" office:value="1005">
            <text:p>1005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i Va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uie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i In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Uakye</text:p>
          </table:table-cell>
          <table:table-cell table:style-name="ce3" office:value-type="float" office:value="1805">
            <text:p>1805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hanga</text:p>
          </table:table-cell>
          <table:table-cell table:style-name="ce3" office:value-type="float" office:value="1806">
            <text:p>1806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o Ni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ochiers</text:p>
          </table:table-cell>
          <table:table-cell table:style-name="ce3" office:value-type="float" office:value="2207">
            <text:p>2207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style-name="ce2" office:value-type="string">
            <text:p>Wypoc</text:p>
          </table:table-cell>
          <table:table-cell table:style-name="ce3" office:value-type="float" office:value="2011">
            <text:p>2011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Ni Fl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Yori</text:p>
          </table:table-cell>
          <table:table-cell table:style-name="ce3" office:value-type="float" office:value="2110">
            <text:p>2110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e Ri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Yres</text:p>
          </table:table-cell>
          <table:table-cell table:style-name="ce3" office:value-type="float" office:value="1802">
            <text:p>1802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i In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w" table:style-name="ta2" table:print="false">
        <table:table-column table:style-name="co11" table:default-cell-style-name="Default"/>
        <table:table-column table:style-name="co9" table:number-columns-repeated="255" table:default-cell-style-name="Default"/>
        <table:table-row table:style-name="ro1">
          <table:table-cell office:value-type="string">
            <text:p>Security</text:p>
          </table:table-cell>
          <table:table-cell office:value-type="string">
            <text:p>Sgt.Maj. Stan Silver</text:p>
          </table:table-cell>
          <table:table-cell table:number-columns-repeated="254"/>
        </table:table-row>
        <table:table-row table:style-name="ro1">
          <table:table-cell office:value-type="string">
            <text:p>Pod</text:p>
          </table:table-cell>
          <table:table-cell office:value-type="string">
            <text:p>COACC automated `bot</text:p>
          </table:table-cell>
          <table:table-cell table:number-columns-repeated="254"/>
        </table:table-row>
        <table:table-row table:style-name="ro1">
          <table:table-cell office:value-type="string">
            <text:p>Cargo</text:p>
          </table:table-cell>
          <table:table-cell office:value-type="string">
            <text:p>`Honest` Jack</text:p>
          </table:table-cell>
          <table:table-cell table:number-columns-repeated="254"/>
        </table:table-row>
        <table:table-row table:style-name="ro1">
          <table:table-cell office:value-type="string">
            <text:p>Pass.</text:p>
          </table:table-cell>
          <table:table-cell office:value-type="string">
            <text:p>Doc Kizzy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office:value-type="string">
            <text:p>Hemaq Fshtoul</text:p>
          </table:table-cell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Market perf.</text:p>
          </table:table-cell>
          <table:table-cell office:value-type="string">
            <text:p>Declining</text:p>
          </table:table-cell>
          <table:table-cell table:number-columns-repeated="254"/>
        </table:table-row>
      </table:table>
      <table:table table:name="Places" table:style-name="ta3" table:print="false">
        <table:table-column table:style-name="co9" table:number-columns-repeated="25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Location</text:p>
          </table:table-cell>
          <table:table-cell table:number-columns-repeated="254"/>
        </table:table-row>
      </table:table>
      <table:table table:name="NPCs" table:style-name="ta4" table:print="false"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9" table:number-columns-repeated="24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ST</text:p>
          </table:table-cell>
          <table:table-cell office:value-type="string">
            <text:p>DX</text:p>
          </table:table-cell>
          <table:table-cell office:value-type="string">
            <text:p>IQ</text:p>
          </table:table-cell>
          <table:table-cell office:value-type="string">
            <text:p>HT</text:p>
          </table:table-cell>
          <table:table-cell office:value-type="string">
            <text:p>PD</text:p>
          </table:table-cell>
          <table:table-cell office:value-type="string">
            <text:p>DR</text:p>
          </table:table-cell>
          <table:table-cell office:value-type="string">
            <text:p>WPN</text:p>
          </table:table-cell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ights" style:display-name="PageStyle_Fligh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PCs" style:display-name="PageStyle_NP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0-09-02T21:04:33</meta:creation-date>
    <dc:creator>Maggot</dc:creator>
    <meta:document-statistic meta:table-count="4" meta:cell-count="316" meta:object-count="0"/>
    <meta:generator>OpenOffice.org/3.4$Win32 OpenOffice.org_project/340m1$Build-9590</meta:generator>
  </office:meta>
</office:document-meta>
</file>